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12.629cm"/>
    </style:style>
    <style:style style:name="co3" style:family="table-column">
      <style:table-column-properties fo:break-before="auto" style:column-width="14.3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6e0b4"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hr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Pretraživanj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Odabir mjesta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esum i kontakt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Impresum i kontakt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Zanimljive točke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Stranica nije pronađena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 table:style-name="ce1"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je vaš digitalni vodič za Njemačku. Pronađite lokalne informacije, događanja i savjetovanje. Uvijek s najaktualnijim podatcima i na vašem jeziku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Kreiraj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Tvoj jezik ovdje nažalost nije dostupan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Odaberi jezik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Zadnja promjena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Lokalne informacije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Tvoj jezik ovdje nažalost nije dostupan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Ovaj grad nažalost nije pronađen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Ova stranica nažalost nije pronađena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Ovo događanje nažalost nije pronađeno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Ova ponuda nažalost nije pronađena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Ova zanimljiva točka nažalost nije pronađena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Ova stranica nažalost nije pronađena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Veza sa serverom se prekinula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Upit se nije mogao obraditi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Odgovor servera se nije mogao obraditi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Došlo je do nepoznate pogreške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Pokušaj ponovo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Stranica se nažalost nije mogla učitati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Odaberi jezik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Na početnu stranicu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Na kategorije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Na događanja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Na ponude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Pogreške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Došlo je do pogreške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Promjena jezika nažalost nije uspjela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Odabrani jezik nije dostupan offline. Potrebna je aktivna internetska veza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okacija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table:number-columns-repeated="2" office:value-type="string" calcext:value-type="string">
            <text:p>Datum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Trenutačno nema događanja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Tehničke funkcije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Sadržaj za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Ponud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Kontakt i impresum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Pretraživanje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Sadržaj stranice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Sadržaj događanja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Pošalji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Pri slanju feedbacka došlo je do pogreške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table:number-columns-repeated="2" office:value-type="string" calcext:value-type="string">
            <text:p>Feedback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Što je bilo korisno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Što možemo poboljšati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Na što se odnosi feedback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Je li ova stranica korisna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Korisna je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ije korisna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Nažalost, nisu pronađeni prikladni rezultati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Vaš feedback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iste pronašli pravu stvar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Koje informacije nedostaju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Feedback poslan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Zahvaljujemo na slanju feedbacka. Time nam pomažete da poboljšamo naše sadržaje i aplikaciju Integreat. Razveselili bi ste nas i dodatnim feedbackom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Zatvori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Ova stranica nije korisna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Ova stranica je korisna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je vaš digitalni vodič za Njemačku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Pretraživanje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Na temelju ključnih riječi brzo ćete pronaći odgovarajuću informaciju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Promjena jezika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Jednostavna promjena jezika pojedinih stranica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Aktualna događanja i termini u okolici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Traženje posla, traženje pripravništva i još puno toga u okolici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Postavke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Klikom na "{{accept}}" dozvoljavam aplikaciji Integreat da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nost aplikacije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automatskim slanjem izvještaja o padu sustava poboljšava Integreat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obavijesti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mi šalje push obavijesti o najnovijim lokalni vijestima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Mjesta u blizini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mi pomoću moje GPS lokacije predlaže mjesta u blizini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Preskoči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Dalje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Prekid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premi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Prilagodi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Odbaci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Prihvati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Izjava o zaštiti podataka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Traži mjesto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Mjesta u blizini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isu pronađena mjesta u blizini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Napomena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Za prikaz mjesta u blizini mora biti aktivirana usluga geolokacije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esum i kontakt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Zaštita podataka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Kategorije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ema događanja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ije dostupno na drugim jezicima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Prijevod nije dostupan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Pretraživanje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Promjena lokacije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Promjena jezika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Postavke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Podijeli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Prekid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Upravo pronađeno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Dijeljenje sadržaja nažalost nije uspjelo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Impresum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 table:style-name="ce1"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 table:style-name="ce1"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nost aplikacije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Automatskim slanjem izvještaja o padu sustava aplikacija Integreat se poboljšava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obavijesti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Primaj push obavijesti s najnovijim lokalnim vijestima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Mjesta u blizini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Primaj prijedloge za mjesta u blizini putem GPS lokacije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O aplikaciji 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Izjava o zaštiti podataka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zija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cije otvorenog koda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Dozvoli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aktiviraj opciju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table:style-name="ce1"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ema dostupnih ponuda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ema dostupnih ponuda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Grijanje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Voda/kanalizacija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Odvoz smeća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Dimnjačar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stalo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ža / parkirno mjesto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stalo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Kuhinja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Kupaonica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Dječja soba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Dječja soba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Dječja soba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Spavaća soba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Dnevna soba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Hodnik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Ostava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Podrum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kon/tera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1:12:24.9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0T11:14:00.867000000</dc:date>
    <meta:editing-duration>PT1M36S</meta:editing-duration>
    <meta:editing-cycles>1</meta:editing-cycles>
    <meta:document-statistic meta:table-count="1" meta:cell-count="496" meta:object-count="0"/>
  </office:meta>
</office:document-meta>
</file>